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1" style:family="table">
      <style:table-properties style:width="16cm" table:align="center" fo:keep-with-next="always"/>
    </style:style>
    <style:style style:name="Table1.A" style:family="table-column">
      <style:table-column-properties style:column-width="1.836cm"/>
    </style:style>
    <style:style style:name="Table1.B" style:family="table-column">
      <style:table-column-properties style:column-width="4.671cm"/>
    </style:style>
    <style:style style:name="Table1.C" style:family="table-column">
      <style:table-column-properties style:column-width="9.493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IncludePatterns" style:family="table">
      <style:table-properties style:width="16.501cm" fo:margin-left="0.499cm" fo:margin-right="0cm" table:align="margins" fo:keep-with-next="always"/>
    </style:style>
    <style:style style:name="IncludePatterns.A" style:family="table-column">
      <style:table-column-properties style:column-width="1.998cm" style:rel-column-width="7937*"/>
    </style:style>
    <style:style style:name="IncludePatterns.B" style:family="table-column">
      <style:table-column-properties style:column-width="6.468cm" style:rel-column-width="25691*"/>
    </style:style>
    <style:style style:name="IncludePatterns.C" style:family="table-column">
      <style:table-column-properties style:column-width="8.035cm" style:rel-column-width="31907*"/>
    </style:style>
    <style:style style:name="IncludePatter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IncludePatterns.B1" style:family="table-cell">
      <style:table-cell-properties fo:padding="0.097cm" fo:border-left="0.002cm solid #000000" fo:border-right="none" fo:border-top="0.002cm solid #000000" fo:border-bottom="0.002cm solid #000000"/>
    </style:style>
    <style:style style:name="IncludePatterns.C1" style:family="table-cell">
      <style:table-cell-properties fo:padding="0.097cm" fo:border="0.002cm solid #000000"/>
    </style:style>
    <style:style style:name="IncludePatterns.A2" style:family="table-cell">
      <style:table-cell-properties fo:padding="0.097cm" fo:border-left="0.002cm solid #000000" fo:border-right="none" fo:border-top="none" fo:border-bottom="0.002cm solid #000000"/>
    </style:style>
    <style:style style:name="IncludePatterns.C2" style:family="table-cell">
      <style:table-cell-properties fo:padding="0.097cm" fo:border-left="0.002cm solid #000000" fo:border-right="0.002cm solid #000000" fo:border-top="none" fo:border-bottom="0.002cm solid #000000"/>
    </style:style>
    <style:style style:name="CompressionAlgorihtms" style:family="table">
      <style:table-properties style:width="16.501cm" fo:margin-left="0.499cm" fo:margin-right="0cm" table:align="margins" fo:keep-with-next="always"/>
    </style:style>
    <style:style style:name="CompressionAlgorihtms.A" style:family="table-column">
      <style:table-column-properties style:column-width="8.25cm" style:rel-column-width="32767*"/>
    </style:style>
    <style:style style:name="CompressionAlgorihtms.B" style:family="table-column">
      <style:table-column-properties style:column-width="8.251cm" style:rel-column-width="32768*"/>
    </style:style>
    <style:style style:name="CompressionAlgorihtms.A1" style:family="table-cell">
      <style:table-cell-properties fo:padding="0.097cm" fo:border-left="0.002cm solid #000000" fo:border-right="none" fo:border-top="0.002cm solid #000000" fo:border-bottom="0.002cm solid #000000"/>
    </style:style>
    <style:style style:name="CompressionAlgorihtms.B1" style:family="table-cell">
      <style:table-cell-properties fo:padding="0.097cm" fo:border="0.002cm solid #000000"/>
    </style:style>
    <style:style style:name="CompressionAlgorihtms.A2" style:family="table-cell">
      <style:table-cell-properties fo:padding="0.097cm" fo:border-left="0.002cm solid #000000" fo:border-right="none" fo:border-top="none" fo:border-bottom="0.002cm solid #000000"/>
    </style:style>
    <style:style style:name="CompressionAlgorihtms.B2" style:family="table-cell">
      <style:table-cell-properties fo:padding="0.097cm" fo:border-left="0.002cm solid #000000" fo:border-right="0.002cm solid #000000" fo:border-top="none" fo:border-bottom="0.002cm solid #000000"/>
    </style:style>
    <style:style style:name="Encryption" style:family="table">
      <style:table-properties style:width="16.002cm" fo:margin-left="0.499cm" fo:margin-right="0.499cm" table:align="margins" fo:keep-with-next="always"/>
    </style:style>
    <style:style style:name="Encryption.A" style:family="table-column">
      <style:table-column-properties style:column-width="7.999cm" style:rel-column-width="32763*"/>
    </style:style>
    <style:style style:name="Encryption.B" style:family="table-column">
      <style:table-column-properties style:column-width="8.003cm" style:rel-column-width="32772*"/>
    </style:style>
    <style:style style:name="Encryption.A1" style:family="table-cell">
      <style:table-cell-properties fo:padding="0.097cm" fo:border-left="0.002cm solid #000000" fo:border-right="none" fo:border-top="0.002cm solid #000000" fo:border-bottom="0.002cm solid #000000"/>
    </style:style>
    <style:style style:name="Encryption.B1" style:family="table-cell">
      <style:table-cell-properties fo:padding="0.097cm" fo:border="0.002cm solid #000000"/>
    </style:style>
    <style:style style:name="Encryption.A2" style:family="table-cell">
      <style:table-cell-properties fo:padding="0.097cm" fo:border-left="0.002cm solid #000000" fo:border-right="none" fo:border-top="none" fo:border-bottom="0.002cm solid #000000"/>
    </style:style>
    <style:style style:name="Encryption.B2" style:family="table-cell">
      <style:table-cell-properties fo:padding="0.097cm" fo:border-left="0.002cm solid #000000" fo:border-right="0.002cm solid #000000" fo:border-top="none" fo:border-bottom="0.002cm solid #000000"/>
    </style:style>
    <style:style style:name="Encryption.5" style:family="table-row">
      <style:table-row-properties style:min-row-height="0.63cm"/>
    </style:style>
    <style:style style:name="Table2" style:family="table">
      <style:table-properties style:width="16.002cm" fo:margin-left="0.499cm" fo:margin-right="0.499cm" table:align="margins" fo:keep-with-next="always"/>
    </style:style>
    <style:style style:name="Table2.A" style:family="table-column">
      <style:table-column-properties style:column-width="7.999cm" style:rel-column-width="32763*"/>
    </style:style>
    <style:style style:name="Table2.B" style:family="table-column">
      <style:table-column-properties style:column-width="8.003cm" style:rel-column-width="3277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Datatypes" style:family="table">
      <style:table-properties style:width="16cm" table:align="center"/>
    </style:style>
    <style:style style:name="Datatypes.A" style:family="table-column">
      <style:table-column-properties style:column-width="1.459cm"/>
    </style:style>
    <style:style style:name="Datatypes.B" style:family="table-column">
      <style:table-column-properties style:column-width="14.542cm"/>
    </style:style>
    <style:style style:name="Datatypes.A1" style:family="table-cell">
      <style:table-cell-properties fo:padding="0.097cm" fo:border-left="0.002cm solid #000000" fo:border-right="none" fo:border-top="0.002cm solid #000000" fo:border-bottom="0.002cm solid #000000"/>
    </style:style>
    <style:style style:name="Datatypes.B1" style:family="table-cell">
      <style:table-cell-properties fo:padding="0.097cm" fo:border="0.002cm solid #000000"/>
    </style:style>
    <style:style style:name="Datatypes.A2" style:family="table-cell">
      <style:table-cell-properties fo:padding="0.097cm" fo:border-left="0.002cm solid #000000" fo:border-right="none" fo:border-top="none" fo:border-bottom="0.002cm solid #000000"/>
    </style:style>
    <style:style style:name="Datatype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text-properties fo:font-style="normal" style:font-style-asian="normal" style:font-style-complex="normal"/>
    </style:style>
    <style:style style:name="P19" style:family="paragraph" style:parent-style-name="Text_20_body" style:list-style-name="L9"/>
    <style:style style:name="P20" style:family="paragraph" style:list-style-name="L3"/>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Index_20_1">
      <style:paragraph-properties>
        <style:tab-stops>
          <style:tab-stop style:position="17cm" style:type="right" style:leader-style="dotted" style:leader-text="."/>
        </style:tab-stops>
      </style:paragraph-properties>
    </style:style>
    <style:style style:name="P23" style:family="paragraph" style:parent-style-name="Command">
      <style:text-properties fo:font-style="italic" style:font-style-asian="italic" style:font-style-complex="italic"/>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Table_20_index_20_1">
      <style:paragraph-properties>
        <style:tab-stops>
          <style:tab-stop style:position="17cm" style:type="right" style:leader-style="dotted" style:leader-text="."/>
        </style:tab-stops>
      </style:paragraph-properties>
    </style:style>
    <style:style style:name="P26" style:family="paragraph" style:parent-style-name="Reference">
      <style:paragraph-properties>
        <style:tab-stops/>
      </style:paragraph-properties>
    </style:style>
    <style:style style:name="P27" style:family="paragraph" style:parent-style-name="Index_20_Separator">
      <style:paragraph-properties>
        <style:tab-stops/>
      </style:paragraph-properties>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
      <text:p text:style-name="P3"/>
      <text:p text:style-name="P3"/>
      <text:p text:style-name="P3"/>
      <text:p text:style-name="P3"/>
      <text:p text:style-name="P3"/>
      <text:p text:style-name="P3"/>
      <text:p text:style-name="P3">BAR – Backup ARchiver</text:p>
      <text:p text:style-name="P2">Version 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4"><text:a xlink:type="simple" xlink:href="#3.Overview|outline" text:style-name="Index_20_Link" text:visited-style-name="Index_20_Link">Overview<text:tab/></text:a><text:a xlink:type="simple" xlink:href="#3.Overview|outline" text:style-name="Index_20_Link" text:visited-style-name="Index_20_Link">4</text:a></text:p>
          <text:p text:style-name="P21"><text:a xlink:type="simple" xlink:href="#3.1.Features|outline" text:style-name="Index_20_Link" text:visited-style-name="Index_20_Link">Features<text:tab/></text:a><text:a xlink:type="simple" xlink:href="#3.1.Features|outline" text:style-name="Index_20_Link" text:visited-style-name="Index_20_Link">4</text:a></text:p>
          <text:p text:style-name="P21"><text:a xlink:type="simple" xlink:href="#3.2.Requirements|outline" text:style-name="Index_20_Link" text:visited-style-name="Index_20_Link">Requirements<text:tab/></text:a><text:a xlink:type="simple" xlink:href="#3.2.Requirements|outline" text:style-name="Index_20_Link" text:visited-style-name="Index_20_Link">4</text:a></text:p>
          <text:p text:style-name="P24"><text:a xlink:type="simple" xlink:href="#4.Usage|outline" text:style-name="Index_20_Link" text:visited-style-name="Index_20_Link">Usage<text:tab/></text:a><text:a xlink:type="simple" xlink:href="#4.Usage|outline" text:style-name="Index_20_Link" text:visited-style-name="Index_20_Link">5</text:a></text:p>
          <text:p text:style-name="P21"><text:a xlink:type="simple" xlink:href="#4.1.Creating archives|outline" text:style-name="Index_20_Link" text:visited-style-name="Index_20_Link">Creating archives<text:tab/></text:a><text:a xlink:type="simple" xlink:href="#4.1.Creating archives|outline" text:style-name="Index_20_Link" text:visited-style-name="Index_20_Link">5</text:a></text:p>
          <text:p text:style-name="P21"><text:a xlink:type="simple" xlink:href="#4.2.List archives content|outline" text:style-name="Index_20_Link" text:visited-style-name="Index_20_Link">List archives content<text:tab/></text:a><text:a xlink:type="simple" xlink:href="#4.2.List archives content|outline" text:style-name="Index_20_Link" text:visited-style-name="Index_20_Link">6</text:a></text:p>
          <text:p text:style-name="P21"><text:a xlink:type="simple" xlink:href="#4.3.Test archives|outline" text:style-name="Index_20_Link" text:visited-style-name="Index_20_Link">Test archives<text:tab/></text:a><text:a xlink:type="simple" xlink:href="#4.3.Test archives|outline" text:style-name="Index_20_Link" text:visited-style-name="Index_20_Link">6</text:a></text:p>
          <text:p text:style-name="P21"><text:a xlink:type="simple" xlink:href="#4.4.Compare archives|outline" text:style-name="Index_20_Link" text:visited-style-name="Index_20_Link">Compare archives<text:tab/></text:a><text:a xlink:type="simple" xlink:href="#4.4.Compare archives|outline" text:style-name="Index_20_Link" text:visited-style-name="Index_20_Link">6</text:a></text:p>
          <text:p text:style-name="P21"><text:a xlink:type="simple" xlink:href="#4.5.Extract archives|outline" text:style-name="Index_20_Link" text:visited-style-name="Index_20_Link">Extract archives<text:tab/></text:a><text:a xlink:type="simple" xlink:href="#4.5.Extract archives|outline" text:style-name="Index_20_Link" text:visited-style-name="Index_20_Link">6</text:a></text:p>
          <text:p text:style-name="P21"><text:a xlink:type="simple" xlink:href="#4.6.Compress archives|outline" text:style-name="Index_20_Link" text:visited-style-name="Index_20_Link">Compress archives<text:tab/></text:a><text:a xlink:type="simple" xlink:href="#4.6.Compress archives|outline" text:style-name="Index_20_Link" text:visited-style-name="Index_20_Link">6</text:a></text:p>
          <text:p text:style-name="P21"><text:a xlink:type="simple" xlink:href="#4.7.Split archives|outline" text:style-name="Index_20_Link" text:visited-style-name="Index_20_Link">Split archives<text:tab/></text:a><text:a xlink:type="simple" xlink:href="#4.7.Split archives|outline" text:style-name="Index_20_Link" text:visited-style-name="Index_20_Link">7</text:a></text:p>
          <text:p text:style-name="P21"><text:a xlink:type="simple" xlink:href="#4.8.Store archives|outline" text:style-name="Index_20_Link" text:visited-style-name="Index_20_Link">Store archives<text:tab/></text:a><text:a xlink:type="simple" xlink:href="#4.8.Store archives|outline" text:style-name="Index_20_Link" text:visited-style-name="Index_20_Link">7</text:a></text:p>
          <text:p text:style-name="P9"><text:a xlink:type="simple" xlink:href="#4.8.1.File system|outline" text:style-name="Index_20_Link" text:visited-style-name="Index_20_Link">File system<text:tab/></text:a><text:a xlink:type="simple" xlink:href="#4.8.1.File system|outline" text:style-name="Index_20_Link" text:visited-style-name="Index_20_Link">7</text:a></text:p>
          <text:p text:style-name="P9"><text:a xlink:type="simple" xlink:href="#4.8.2.Remote server|outline" text:style-name="Index_20_Link" text:visited-style-name="Index_20_Link">Remote server<text:tab/></text:a><text:a xlink:type="simple" xlink:href="#4.8.2.Remote server|outline" text:style-name="Index_20_Link" text:visited-style-name="Index_20_Link">8</text:a></text:p>
          <text:p text:style-name="P9"><text:a xlink:type="simple" xlink:href="#4.8.3.CD/DVD|outline" text:style-name="Index_20_Link" text:visited-style-name="Index_20_Link">CD/DVD<text:tab/></text:a><text:a xlink:type="simple" xlink:href="#4.8.3.CD/DVD|outline" text:style-name="Index_20_Link" text:visited-style-name="Index_20_Link">8</text:a></text:p>
          <text:p text:style-name="P9"><text:a xlink:type="simple" xlink:href="#4.8.4.Device|outline" text:style-name="Index_20_Link" text:visited-style-name="Index_20_Link">Device<text:tab/></text:a><text:a xlink:type="simple" xlink:href="#4.8.4.Device|outline" text:style-name="Index_20_Link" text:visited-style-name="Index_20_Link">8</text:a></text:p>
          <text:p text:style-name="P21"><text:a xlink:type="simple" xlink:href="#4.9.Incremental archives|outline" text:style-name="Index_20_Link" text:visited-style-name="Index_20_Link">Incremental archives<text:tab/></text:a><text:a xlink:type="simple" xlink:href="#4.9.Incremental archives|outline" text:style-name="Index_20_Link" text:visited-style-name="Index_20_Link">8</text:a></text:p>
          <text:p text:style-name="P24"><text:a xlink:type="simple" xlink:href="#5.Server|outline" text:style-name="Index_20_Link" text:visited-style-name="Index_20_Link">Server<text:tab/></text:a><text:a xlink:type="simple" xlink:href="#5.Server|outline" text:style-name="Index_20_Link" text:visited-style-name="Index_20_Link">9</text:a></text:p>
          <text:p text:style-name="P21"><text:a xlink:type="simple" xlink:href="#5.1.Daemon|outline" text:style-name="Index_20_Link" text:visited-style-name="Index_20_Link">Daemon<text:tab/></text:a><text:a xlink:type="simple" xlink:href="#5.1.Daemon|outline" text:style-name="Index_20_Link" text:visited-style-name="Index_20_Link">9</text:a></text:p>
          <text:p text:style-name="P21"><text:a xlink:type="simple" xlink:href="#5.2.Graphical front end|outline" text:style-name="Index_20_Link" text:visited-style-name="Index_20_Link">Graphical front end<text:tab/></text:a><text:a xlink:type="simple" xlink:href="#5.2.Graphical front end|outline" text:style-name="Index_20_Link" text:visited-style-name="Index_20_Link">10</text:a></text:p>
          <text:p text:style-name="P9"><text:a xlink:type="simple" xlink:href="#5.2.1.Status tab|outline" text:style-name="Index_20_Link" text:visited-style-name="Index_20_Link">Status tab<text:tab/></text:a><text:a xlink:type="simple" xlink:href="#5.2.1.Status tab|outline" text:style-name="Index_20_Link" text:visited-style-name="Index_20_Link">10</text:a></text:p>
          <text:p text:style-name="P9"><text:a xlink:type="simple" xlink:href="#5.2.2.Jobs tab|outline" text:style-name="Index_20_Link" text:visited-style-name="Index_20_Link">Jobs tab<text:tab/></text:a><text:a xlink:type="simple" xlink:href="#5.2.2.Jobs tab|outline" text:style-name="Index_20_Link" text:visited-style-name="Index_20_Link">10</text:a></text:p>
          <text:p text:style-name="P9"><text:a xlink:type="simple" xlink:href="#5.2.3.Restore tab|outline" text:style-name="Index_20_Link" text:visited-style-name="Index_20_Link">Restore tab<text:tab/></text:a><text:a xlink:type="simple" xlink:href="#5.2.3.Restore tab|outline" text:style-name="Index_20_Link" text:visited-style-name="Index_20_Link">11</text:a></text:p>
          <text:p text:style-name="P24"><text:a xlink:type="simple" xlink:href="#6.Appendix|outline" text:style-name="Index_20_Link" text:visited-style-name="Index_20_Link">Appendix<text:tab/></text:a><text:a xlink:type="simple" xlink:href="#6.Appendix|outline" text:style-name="Index_20_Link" text:visited-style-name="Index_20_Link">11</text:a></text:p>
          <text:p text:style-name="P21"><text:a xlink:type="simple" xlink:href="#6.1.Command line options summary|outline" text:style-name="Index_20_Link" text:visited-style-name="Index_20_Link">Command line options summary<text:tab/></text:a><text:a xlink:type="simple" xlink:href="#6.1.Command line options summary|outline" text:style-name="Index_20_Link" text:visited-style-name="Index_20_Link">11</text:a></text:p>
          <text:p text:style-name="P9"><text:a xlink:type="simple" xlink:href="#6.1.1.Basic commands|outline" text:style-name="Index_20_Link" text:visited-style-name="Index_20_Link">Basic commands<text:tab/></text:a><text:a xlink:type="simple" xlink:href="#6.1.1.Basic commands|outline" text:style-name="Index_20_Link" text:visited-style-name="Index_20_Link">11</text:a></text:p>
          <text:p text:style-name="P9"><text:a xlink:type="simple" xlink:href="#6.1.2.Include/Exclude files|outline" text:style-name="Index_20_Link" text:visited-style-name="Index_20_Link">Include/Exclude files<text:tab/></text:a><text:a xlink:type="simple" xlink:href="#6.1.2.Include/Exclude files|outline" text:style-name="Index_20_Link" text:visited-style-name="Index_20_Link">12</text:a></text:p>
          <text:p text:style-name="P9"><text:a xlink:type="simple" xlink:href="#6.1.3.Compression|outline" text:style-name="Index_20_Link" text:visited-style-name="Index_20_Link">Compression<text:tab/></text:a><text:a xlink:type="simple" xlink:href="#6.1.3.Compression|outline" text:style-name="Index_20_Link" text:visited-style-name="Index_20_Link">12</text:a></text:p>
          <text:p text:style-name="P9"><text:a xlink:type="simple" xlink:href="#6.1.4.Encryption|outline" text:style-name="Index_20_Link" text:visited-style-name="Index_20_Link">Encryption<text:tab/></text:a><text:a xlink:type="simple" xlink:href="#6.1.4.Encryption|outline" text:style-name="Index_20_Link" text:visited-style-name="Index_20_Link">14</text:a></text:p>
          <text:p text:style-name="P9"><text:a xlink:type="simple" xlink:href="#6.1.5.Splitting|outline" text:style-name="Index_20_Link" text:visited-style-name="Index_20_Link">Splitting<text:tab/></text:a><text:a xlink:type="simple" xlink:href="#6.1.5.Splitting|outline" text:style-name="Index_20_Link" text:visited-style-name="Index_20_Link">15</text:a></text:p>
          <text:p text:style-name="P9"><text:a xlink:type="simple" xlink:href="#6.1.6.Storage|outline" text:style-name="Index_20_Link" text:visited-style-name="Index_20_Link">Storage<text:tab/></text:a><text:a xlink:type="simple" xlink:href="#6.1.6.Storage|outline" text:style-name="Index_20_Link" text:visited-style-name="Index_20_Link">15</text:a></text:p>
          <text:p text:style-name="P7"><text:a xlink:type="simple" xlink:href="#6.1.6.1.FTP|outline" text:style-name="Internet_20_link" text:visited-style-name="Internet_20_link">FTP<text:tab/></text:a><text:a xlink:type="simple" xlink:href="#6.1.6.1.FTP|outline" text:style-name="Internet_20_link" text:visited-style-name="Internet_20_link">15</text:a></text:p>
          <text:p text:style-name="P7"><text:a xlink:type="simple" xlink:href="#6.1.6.2.SSH|outline" text:style-name="Internet_20_link" text:visited-style-name="Internet_20_link">SSH<text:tab/></text:a><text:a xlink:type="simple" xlink:href="#6.1.6.2.SSH|outline" text:style-name="Internet_20_link" text:visited-style-name="Internet_20_link">15</text:a></text:p>
          <text:p text:style-name="P7"><text:a xlink:type="simple" xlink:href="#6.1.6.3.CD/DVD|outline" text:style-name="Internet_20_link" text:visited-style-name="Internet_20_link">CD/DVD<text:tab/></text:a><text:a xlink:type="simple" xlink:href="#6.1.6.3.CD/DVD|outline" text:style-name="Internet_20_link" text:visited-style-name="Internet_20_link">15</text:a></text:p>
          <text:p text:style-name="P7"><text:a xlink:type="simple" xlink:href="#6.1.6.4.Device|outline" text:style-name="Internet_20_link" text:visited-style-name="Internet_20_link">Device<text:tab/></text:a><text:a xlink:type="simple" xlink:href="#6.1.6.4.Device|outline" text:style-name="Internet_20_link" text:visited-style-name="Internet_20_link">16</text:a></text:p>
          <text:p text:style-name="P9"><text:a xlink:type="simple" xlink:href="#6.1.7.Server|outline" text:style-name="Index_20_Link" text:visited-style-name="Index_20_Link">Server<text:tab/></text:a><text:a xlink:type="simple" xlink:href="#6.1.7.Server|outline" text:style-name="Index_20_Link" text:visited-style-name="Index_20_Link">17</text:a></text:p>
          <text:p text:style-name="P9"><text:a xlink:type="simple" xlink:href="#6.1.8.Misc|outline" text:style-name="Index_20_Link" text:visited-style-name="Index_20_Link">Misc<text:tab/></text:a><text:a xlink:type="simple" xlink:href="#6.1.8.Misc|outline" text:style-name="Index_20_Link" text:visited-style-name="Index_20_Link">18</text:a></text:p>
          <text:p text:style-name="P21"><text:a xlink:type="simple" xlink:href="#6.2.Archive file format|outline" text:style-name="Index_20_Link" text:visited-style-name="Index_20_Link">Archive file format<text:tab/></text:a><text:a xlink:type="simple" xlink:href="#6.2.Archive file format|outline" text:style-name="Index_20_Link" text:visited-style-name="Index_20_Link">21</text:a></text:p>
          <text:p text:style-name="P21"><text:a xlink:type="simple" xlink:href="#6.3.Compilation|outline" text:style-name="Index_20_Link" text:visited-style-name="Index_20_Link">Compilation<text:tab/></text:a><text:a xlink:type="simple" xlink:href="#6.3.Compilation|outline" text:style-name="Index_20_Link" text:visited-style-name="Index_20_Link">21</text:a></text:p>
          <text:p text:style-name="P24"><text:a xlink:type="simple" xlink:href="#7.References|outline" text:style-name="Index_20_Link" text:visited-style-name="Index_20_Link">References<text:tab/></text:a><text:a xlink:type="simple" xlink:href="#7.References|outline" text:style-name="Index_20_Link" text:visited-style-name="Index_20_Link">23</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8">Figure 1: Graphical front end main window<text:tab/>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5">Table 1: Server ports<text:tab/>10</text:p>
          <text:p text:style-name="P25">Table 2: Pattern types<text:tab/>12</text:p>
          <text:p text:style-name="P25">Table 3: Compression algorithms<text:tab/>13</text:p>
          <text:p text:style-name="P25">Table 4: Encryption algorithms<text:tab/>14</text:p>
          <text:p text:style-name="P25">Table 5: Log information types<text:tab/>19</text:p>
        </text:index-body>
      </text:table-index>
      <text:p text:style-name="Text_20_body"/>
      <text:h text:style-name="Heading_20_1" text:outline-level="1"/>
      <text:h text:style-name="P8"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446196400" text:style-name="L1">
        <text:list-item>
          <text:p text:style-name="P11">create, list, test, compare and extract archives,</text:p>
        </text:list-item>
        <text:list-item>
          <text:p text:style-name="P11">fast access to entries in archives,</text:p>
        </text:list-item>
        <text:list-item>
          <text:p text:style-name="P11">full and incremental backup archives,</text:p>
        </text:list-item>
        <text:list-item>
          <text:p text:style-name="P11">split archives into parts of selectable size,</text:p>
        </text:list-item>
        <text:list-item>
          <text:p text:style-name="P11">compress archives with zip, bzip2 or lzma algorithms,</text:p>
        </text:list-item>
        <text:list-item>
          <text:p text:style-name="P11">encrypt archive content with gcrypt functions (BLOWFISH, TWOFISH, AES, a. o.),</text:p>
        </text:list-item>
        <text:list-item>
          <text:p text:style-name="P11">asymmetric encryption of content with RSA ,</text:p>
        </text:list-item>
        <text:list-item>
          <text:p text:style-name="P11">store archives directly on external server via ftp or scp,</text:p>
        </text:list-item>
        <text:list-item>
          <text:p text:style-name="P11">with external tools: store archives on CD/DVD including error correction codes,</text:p>
        </text:list-item>
        <text:list-item>
          <text:p text:style-name="P11">server mode with included scheduler for doing backups regularly. Controlling the server can be done via network connection (plain &amp; TLS/SSL),</text:p>
        </text:list-item>
        <text:list-item>
          <text:p text:style-name="P11">graphical front for server to check server activity, create jobs, start jobs and stop jobs.</text:p>
        </text:list-item>
      </text:list>
      <text:h text:style-name="Heading_20_2" text:outline-level="2">Requirements</text:h>
      <text:p text:style-name="Text_20_body">BAR is either available as a binary package for different systems or as source code for compilation. If you are not familiar with using a C compiler it is recommended to use one of the binary packages. Please check the website <text:variable-set text:name="WebSite" text:formula="ooow:http://torsten.ma-c.de" office:value-type="float" office:value="0" style:data-style-name="N0"/> for available binary packages.</text:p>
      <text:p text:style-name="Text_20_body"/>
      <text:p text:style-name="Text_20_body">To execute BAR you need:</text:p>
      <text:list xml:id="list2095507915" text:style-name="L2">
        <text:list-item>
          <text:p text:style-name="P12">glibc 2.3.2 or higher</text:p>
        </text:list-item>
      </text:list>
      <text:list xml:id="list74776022" text:style-name="L3">
        <text:list-item>
          <text:p text:style-name="P13">BAR binary</text:p>
        </text:list-item>
        <text:list-item>
          <text:p text:style-name="P13">JRE 1.6 [<text:reference-ref text:reference-format="text" text:ref-name="JRE">JRE, JDK</text:reference-ref>]</text:p>
        </text:list-item>
      </text:list>
      <text:p text:style-name="Text_20_body"/>
      <text:p text:style-name="Text_20_body">Optional external tools for creating CD/DVD:</text:p>
      <text:list xml:id="list1440511836" text:style-name="L4">
        <text:list-item>
          <text:p text:style-name="P14">growisofs [<text:reference-ref text:reference-format="text" text:ref-name="growisofs">growisofs</text:reference-ref>]</text:p>
        </text:list-item>
        <text:list-item>
          <text:p text:style-name="P14">mkisofs [<text:reference-ref text:reference-format="text" text:ref-name="dvd+rw-tools">dvd+rw-tools</text:reference-ref>]</text:p>
        </text:list-item>
        <text:list-item>
          <text:p text:style-name="P14">dvdisaster [<text:reference-ref text:reference-format="text" text:ref-name="dvdisaster">dvdisaster</text:reference-ref>]</text:p>
        </text:list-item>
      </text:list>
      <text:p text:style-name="Text_20_body"/>
      <text:p text:style-name="Text_20_body">To compile BAR you need:</text:p>
      <text:list xml:id="list1260772260" text:style-name="L5">
        <text:list-item>
          <text:p text:style-name="P15">C development environment with gcc, make</text:p>
        </text:list-item>
        <text:list-item>
          <text:p text:style-name="P15">perl</text:p>
        </text:list-item>
        <text:list-item>
          <text:p text:style-name="P15"><text:soft-page-break/>zlib library [<text:reference-ref text:reference-format="text" text:ref-name="zlib">zlib</text:reference-ref>]</text:p>
        </text:list-item>
        <text:list-item>
          <text:p text:style-name="P15">JDK 1.6 [<text:reference-ref text:reference-format="text" text:ref-name="JRE">JRE, JDK</text:reference-ref>]</text:p>
        </text:list-item>
      </text:list>
      <text:p text:style-name="Text_20_body"/>
      <text:p text:style-name="Text_20_body">Optional for compilation are:</text:p>
      <text:list xml:id="list1938057177" text:style-name="L6">
        <text:list-item>
          <text:p text:style-name="P16">ftplib [<text:reference-ref text:reference-format="text" text:ref-name="ftplib">ftplib</text:reference-ref>]</text:p>
        </text:list-item>
        <text:list-item>
          <text:p text:style-name="P16">bzip2 library [<text:reference-ref text:reference-format="text" text:ref-name="bzip2">bzip2</text:reference-ref>]</text:p>
        </text:list-item>
        <text:list-item>
          <text:p text:style-name="P16">lzma library [<text:reference-ref text:reference-format="text" text:ref-name="LZMA">LZMA</text:reference-ref>]</text:p>
        </text:list-item>
        <text:list-item>
          <text:p text:style-name="P16">gcrypt library [<text:reference-ref text:reference-format="text" text:ref-name="libcrypt">libgcrypt</text:reference-ref>]</text:p>
        </text:list-item>
        <text:list-item>
          <text:p text:style-name="P16">gnutls library [<text:reference-ref text:reference-format="text" text:ref-name="gnutls">gnutls</text:reference-ref>]</text:p>
        </text:list-item>
        <text:list-item>
          <text:p text:style-name="P16">ssh2 library [<text:reference-ref text:reference-format="text" text:ref-name="libssh2">libssh2</text:reference-ref>]</text:p>
        </text:list-item>
        <text:list-item>
          <text:p text:style-name="P16">ant, launch4j [<text:reference-ref text:reference-format="text" text:ref-name="ant">ant</text:reference-ref>, <text:reference-ref text:reference-format="text" text:ref-name="launch4j">launch4j</text:reference-ref>]</text:p>
        </text:list-item>
        <text:list-item>
          <text:p text:style-name="P16">epm [<text:reference-ref text:reference-format="text" text:ref-name="epm">epm</text:reference-ref>]</text:p>
        </text:list-item>
      </text:list>
      <text:p text:style-name="Text_20_body"/>
      <text:p text:style-name="Text_20_body">For more details to compile BAR by yourself please see chapter <text:bookmark-ref text:reference-format="text" text:ref-name="__RefHeading__35624716">Compilation</text:bookmark-ref>.</text:p>
      <text:p text:style-name="Text_20_body"/>
      <text:h text:style-name="Heading_20_1" text:outline-level="1">Usage</text:h>
      <text:p text:style-name="Text_20_body">The following chapters use the following nomenclature:</text:p>
      <text:list xml:id="list1849047143" text:style-name="L7">
        <text:list-item>
          <text:p text:style-name="P17">&lt;name&gt; stay for a parameter, e. g. a name or text,</text:p>
        </text:list-item>
        <text:list-item>
          <text:p text:style-name="P17">[...] optional parameter,</text:p>
        </text:list-item>
        <text:list-item>
          <text:p text:style-name="P17">... repeat the parameter one or more times ,</text:p>
        </text:list-item>
        <text:list-item>
          <text:p text:style-name="P17">&lt;size&gt; specify a byte size. Sizes can be specified as numbers including the following optional units: G, M, K.</text:p>
        </text:list-item>
      </text:list>
      <text:h text:style-name="Heading_20_2" text:outline-level="2"><text:alphabetical-index-mark text:string-value="creating archive"/><text:alphabetical-index-mark text:string-value="--create"/><text:reference-mark text:name="create"/>Creating archives</text:h>
      <text:p text:style-name="Text_20_body">To create an archive containing files enter the command:</text:p>
      <text:p text:style-name="Command">bar --create &lt;archive file name&gt; &lt;file or directory&gt;...</text:p>
      <text:p text:style-name="Text_20_body">Examples:</text:p>
      <text:p text:style-name="Command">bar --create home.bar /home</text:p>
      <text:p text:style-name="Command">bar --create backup1.bar /home/foo/file1.txt /home/foo/file2.txt</text:p>
      <text:p text:style-name="Command">bar --create backup2.bar /home/foo/file3.txt /home/foo/directory2.txt</text:p>
      <text:p text:style-name="Text_20_body">To create an archive contain the image of a disk or partition enter the command:</text:p>
      <text:p text:style-name="Command">bar --create &lt;archive file name&gt; &lt;disk&gt;...</text:p>
      <text:p text:style-name="Text_20_body">Examples:</text:p>
      <text:p text:style-name="Command">bar --create home.bar /dev/hda</text:p>
      <text:p text:style-name="Command">bar --create home.bar /dev/hda1</text:p>
      <text:h text:style-name="Heading_20_2" text:outline-level="2"><text:soft-page-break/><text:alphabetical-index-mark text:string-value="list archive"/><text:alphabetical-index-mark text:string-value="--list"/>List archives content</text:h>
      <text:p text:style-name="Text_20_body">To list the content of archives enter the command:</text:p>
      <text:p text:style-name="Command">bar –list &lt;bar archive file&gt;...</text:p>
      <text:p text:style-name="Text_20_body">or simply:</text:p>
      <text:p text:style-name="Command">bar &lt;bar archive file&gt;...</text:p>
      <text:p text:style-name="Text_20_body">Examples:</text:p>
      <text:p text:style-name="Command">bar home.bar</text:p>
      <text:p text:style-name="Command">bar backup1.bar backup2.bar</text:p>
      <text:h text:style-name="Heading_20_2" text:outline-level="2"><text:alphabetical-index-mark text:string-value="test archive"/><text:alphabetical-index-mark text:string-value="--test"/>Test archives</text:h>
      <text:p text:style-name="Text_20_body">To test the integrity of an archive enter the following command:</text:p>
      <text:p text:style-name="Command">bar –test &lt;bar archive file&gt;...</text:p>
      <text:p text:style-name="Text_20_body">Examples:</text:p>
      <text:p text:style-name="Command">bar –test home.bar</text:p>
      <text:p text:style-name="Command">bar –test backup1.bar backup2.bar</text:p>
      <text:h text:style-name="Heading_20_2" text:outline-level="2"><text:alphabetical-index-mark text:string-value="compare archive"/><text:alphabetical-index-mark text:string-value="--compare"/>Compare archives</text:h>
      <text:p text:style-name="Text_20_body">To compare the content of archives with files, disk or partition images enter the following command:</text:p>
      <text:p text:style-name="Command">bar –compare &lt;bar achive file&gt;... </text:p>
      <text:p text:style-name="Text_20_body">BAR compare the archive with the content on disk and report any file or image which differs. The compare function can be used to check if an archive still contain the files or images on disk.</text:p>
      <text:p text:style-name="Text_20_body">Examples:</text:p>
      <text:p text:style-name="Command">bar –compare home.bar</text:p>
      <text:p text:style-name="Command">bar –compare backup1.bar backup2.bar</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bar –extract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text:p>
      <text:p text:style-name="Text_20_body">Examples:</text:p>
      <text:p text:style-name="Command">bar –extract home.bar</text:p>
      <text:p text:style-name="Command">bar –extract backup1.bar backup2.bar</text:p>
      <text:h text:style-name="Heading_20_2" text:outline-level="2"><text:alphabetical-index-mark text:string-value="compress archive"/><text:alphabetical-index-mark text:string-value="-z"/><text:alphabetical-index-mark text:string-value="--compress-algorithm"/>Compress archives</text:h>
      <text:p text:style-name="Text_20_body">To save space in the created archive files is highly recommended to compress the data. BAR offer <text:soft-page-break/>different compression algorithms. Please note: each entry in the archive is compressed separately. This result in a slightly bigger archive file than e. g. <text:span text:style-name="Command">tar</text:span> create with the appropriated compression, but with single compressed entries BAR can list and search archive content very fast, because it is not required to decompress the whole archive content.</text:p>
      <text:p text:style-name="Text_20_body">To compress the archive content use the following option:</text:p>
      <text:p text:style-name="Command">--compress-algorithm=&lt;name&gt;</text:p>
      <text:p text:style-name="Text_20_body">Examples:</text:p>
      <text:p text:style-name="Command">bar --create home.bar /home --compress-algorithm=zip1</text:p>
      <text:p text:style-name="Command">bar --create home.bar /home –compress-algorithm=bzip9</text:p>
      <text:p text:style-name="Command">bar --create home.bar /home –compress-algorithm=lzma9</text:p>
      <text:p text:style-name="Text_20_body">The resulting compression ratio depend on the used compression algorithm.</text:p>
      <text:h text:style-name="Heading_20_2" text:outline-level="2"><text:alphabetical-index-mark text:string-value="split archives"/><text:alphabetical-index-mark text:string-value="--archive-part-size"/><text:alphabetical-index-mark text:string-valu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 Each created part can read independently. Even a single part is missing or cannot be read anymore because it became destroyed by some reason, e. g. read error on CD/DVD, other parts can still be read by BAR and restored. Thus not the whole archive will get lost. </text:p>
      <text:p text:style-name="Text_20_body">To split an archive to a specific size use the following option:</text:p>
      <text:p text:style-name="Command">--archive-part-size=&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alphabetical-index-mark text:string-value="store archives"/>Store archives</text:h>
      <text:p text:style-name="Text_20_body">Created archives can be stored to several destination places by specifying an <text:alphabetical-index-mark-start text:id="IMark1340940860"/><text:alphabetical-index-mark-start text:id="IMark1347650856"/>URI<text:alphabetical-index-mark-end text:id="IMark1347650856"/><text:alphabetical-index-mark-end text:id="IMark1340940860"/> (Uniform Resource Identifier) at the beginning of an archive file name. The default is storing into the file system when no URI is given. BAR can <text:s/>store archives directly to a remote server or with some externals tools also on CD/DV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text:a xlink:type="simple" xlink:href="/">file://</text:a>&lt;file name&gt;</text:p>
      <text:p text:style-name="Text_20_body">or simply</text:p>
      <text:p text:style-name="Command">&lt;file name&gt;</text:p>
      <text:p text:style-name="Text_20_body">Examples:</text:p>
      <text:p text:style-name="Command"><text:soft-page-break/>bar --create file:///backup/home.bar /home</text:p>
      <text:p text:style-name="Command">bar --create /backup/home.bar /home</text:p>
      <text:h text:style-name="Heading_20_3" text:outline-level="3">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Note">Note:<text:tab/>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text:span></text:p>
      <text:p text:style-name="Text_20_body">Examples:</text:p>
      <text:p text:style-name="Command">bar --create ftp:///backup/home.bar /home</text:p>
      <text:p text:style-name="Command">bar --create scp://foo@mypassword/backup/home.bar /home</text:p>
      <text:h text:style-name="Heading_20_3" text:outline-level="3">CD/DV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and DVDs. To store the archives on CD or DVD use the following URI:</text:p>
      <text:p text:style-name="Command">dvd://&lt;file name&gt;</text:p>
      <text:p text:style-name="Text_20_body">To add error correction codes in the space not used on the CD/DVD the external tool <text:span text:style-name="Command">dvdisaster</text:span> can be used to add Reed Solomo error correction codes. BAR will call <text:span text:style-name="Command">dvdisaster</text:span> after creating the CD/DVD image when you specify the following option:</text:p>
      <text:p text:style-name="Command">--ecc</text:p>
      <text:p text:style-name="Note">Note:<text:tab/>To create a CD or DVD the archive files are first created in a temporary directory before they are written to the CD/DVD. Thus the local hard disk should have enough free disk space to store the arachive files and additionally the size of the CD/DVD image. In general around 9GB of temporary disk space may be required. BAR will output a warning when the free disk space in the temporary directory may not be sufficient to create a CD or DVD.</text:p>
      <text:p text:style-name="Text_20_body">Example:</text:p>
      <text:p text:style-name="Command">bar –create dvd://&lt;archive file name&gt; &lt;file or directory&gt;...</text:p>
      <text:h text:style-name="Heading_20_3" text:outline-level="3">Device</text:h>
      <text:p text:style-name="Text_20_body">TODO</text:p>
      <text:p text:style-name="Text_20_body">Example:</text:p>
      <text:p text:style-name="Command">bar --create device:///device/backup/home.bar /home</text:p>
      <text:h text:style-name="Heading_20_2" text:outline-level="2"><text:alphabetical-index-mark text:string-value="incremental archive"/>Incremental archives</text:h>
      <text:p text:style-name="Text_20_body">BAR can also create incremental archives. For this BAR create incremental data file which is used to <text:soft-page-break/>detect which files changed and must be stored in an incremental archive. The incremental data files have by default the extension <text:span text:style-name="T1">.bid</text:span><text:span text:style-name="T3">. The full name is derived from the created archive file by the following pattern:</text:span></text:p>
      <text:p text:style-name="P23">&lt;path&gt;/&lt;archive name&gt;.bar</text:p>
      <text:p text:style-name="Text_20_body"><text:span text:style-name="T3">will create a incremental data file with the name</text:span></text:p>
      <text:p text:style-name="Command"><text:span text:style-name="T4">&lt;path&gt;/&lt;archive name&gt;.bid</text:span></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Note"><text:span text:style-name="T3">Note:<text:tab/>Incremental data files are not encrypted, always stored on the local hard disk and are never transmitted to a remote server. The incremental data files are only used by BAR itself to create incremental archives.</text:span></text:p>
      <text:p text:style-name="Text_20_body"><text:span text:style-name="T3">To create an incremental archive first create an archive with all files use the following command:</text:span></text:p>
      <text:p text:style-name="P23">bar ‑‑full ‑‑incremental-file-name=&lt;incremental data file name&gt; ‑‑create &lt;archive file name&gt; &lt;file or directory&gt;...</text:p>
      <text:p text:style-name="Text_20_body"><text:span text:style-name="T3">Example:</text:span></text:p>
      <text:p text:style-name="P23">bar ‑‑full ‑‑incremental-file-name=home.bid ‑‑create home.bar /home</text:p>
      <text:p text:style-name="Text_20_body"><text:span text:style-name="T3">This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P23"><text:span text:style-name="Command"><text:span text:style-name="T4">bar ‑‑incremental ‑‑create &lt;archive file name&gt; &lt;file or directory&gt;...</text:span></text:span></text:p>
      <text:p text:style-name="Text_20_body"><text:span text:style-name="T4">Example:</text:span></text:p>
      <text:p text:style-name="P23"><text:span text:style-name="T4">bar ‑‑incremental ‑‑create ‑‑incremental-file-name=home.bid home-incremental.bar /home</text:span></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 when you have access to the BAR server control ports – with a network connection. The network connection can either be a plain TCP/IP socket connection and it can be a protected and encrypted TLS (SSL)-connection.</text:p>
      <text:p text:style-name="Text_20_body">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listed in table <text:sequence-ref text:reference-format="value" text:ref-name="refTable0">1</text:sequence-ref>. The default port settings can be overwritten with the options shown in the table, too.</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0" text:name="Table" text:formula="ooow:Table+1" style:num-format="1">1</text:sequence>: Server ports</text:p>
      <text:h text:style-name="Heading_20_2" text:outline-level="2"><text:alphabetical-index-mark text:string-value="graphical front end"/>Graphical front end</text:h>
      <text:p text:style-name="Text_20_body">The graphic front end for BAR can be used to control a BAR server instance running on the local or some remote computer. Via the front end the status of a server can be display as backup or restore jobs can be create, edited, deleted, started, paused, suspended or canceled.</text:p>
      <text:p text:style-name="Note">Note:<text:tab/>To execute the graphical front end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and Windows (32bit) are is included in BAR.</text:p>
      <text:p text:style-name="Text_20_body">The graphical front end is started with:</text:p>
      <text:p text:style-name="Command">barcontrol</text:p>
      <text:p text:style-name="Text_20_body">The main window look like in figure <text:sequence-ref text:reference-format="value" text:ref-name="refFigure0">1</text:sequence-ref>.</text:p>
      <text:h text:style-name="Heading_20_3" text:outline-level="3"><draw:frame draw:style-name="fr1" draw:name="Frame1" text:anchor-type="paragraph" svg:width="8.5cm" style:rel-width="50%" draw:z-index="0">
     <draw:text-box fo:min-height="8.267cm">
      <text:p text:style-name="Figure"><draw:frame draw:style-name="fr2" draw:name="graphics1" text:anchor-type="paragraph" svg:x="0.004cm" svg:y="0.002cm" svg:width="17cm" style:rel-width="100%" svg:height="14.307cm" style:rel-height="scale" draw:z-index="1"><draw:image xlink:href="../images/bar-status.jpg" xlink:type="simple" xlink:show="embed" xlink:actuate="onLoad" draw:filter-name="&lt;All formats&gt;"/>
       </draw:frame>Figure <text:sequence text:ref-name="refFigure0" text:name="Figure" text:formula="ooow:Figure+1" style:num-format="1">1</text:sequence>: Graphical front end main window</text:p>
     </draw:text-box>
    </draw:frame>Status tab</text:h>
      <text:p text:style-name="Text_20_body">In the status tab the list at the upper part show the defined backup jobs and their current status. The lower part show the details status of the currently select job in the list. See figure <text:sequence-ref text:reference-format="value" text:ref-name="refFigure0">1</text:sequence-ref>.</text:p>
      <text:p text:style-name="Text_20_body">TODO</text:p>
      <text:h text:style-name="Heading_20_3" text:outline-level="3">Jobs tab</text:h>
      <text:p text:style-name="Text_20_body">In the jobs tab backup jobs can be created, edited and deleted. Each job have a unique name and is stored in a file by the BAR server (default directory is <text:span text:style-name="Filename">/etc/bar/jobs</text:span>). A job file contain the following data:</text:p>
      <text:list xml:id="list975695481" text:style-name="L9">
        <text:list-item>
          <text:p text:style-name="P19">file names</text:p>
        </text:list-item>
        <text:list-item>
          <text:p text:style-name="P19">images</text:p>
        </text:list-item>
        <text:list-item>
          <text:p text:style-name="P19"><text:soft-page-break/>excluded files</text:p>
        </text:list-item>
        <text:list-item>
          <text:p text:style-name="P19">storage information</text:p>
        </text:list-item>
        <text:list-item>
          <text:p text:style-name="P19">schedule information</text:p>
        </text:list-item>
      </text:list>
      <text:p text:style-name="Text_20_body">TODO</text:p>
      <text:h text:style-name="Heading_20_3" text:outline-level="3">Restore tab</text:h>
      <text:p text:style-name="Text_20_body">TODO</text:p>
      <text:h text:style-name="Heading_20_1" text:outline-level="1">Appendix</text:h>
      <text:h text:style-name="Heading_20_2" text:outline-level="2">Command line options summary</text:h>
      <text:h text:style-name="Heading_20_3" text:outline-level="3"><text:alphabetical-index-mark text:string-value="basic commands"/>Basic commands</text:h>
      <text:p text:style-name="Option_20_title"><text:alphabetical-index-mark-start text:id="IMark1340940860"/>--create<text:alphabetical-index-mark-end text:id="IMark1340940860"/>, <text:alphabetical-index-mark-start text:id="IMark1347650856"/>-c<text:alphabetical-index-mark-end text:id="IMark1347650856"/></text:p>
      <text:p text:style-name="Option">Create an archive with files, directories, links and special files like device-, pipes- and sockets-descriptors.</text:p>
      <text:p text:style-name="Option_20_title"><text:alphabetical-index-mark-start text:id="IMark1347650856"/>--image<text:alphabetical-index-mark-end text:id="IMark1347650856"/>, <text:alphabetical-index-mark-start text:id="IMark1340940860"/>-m<text:alphabetical-index-mark-end text:id="IMark1340940860"/></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 When compression is used not used data blocks will almost use no space in the created archive.</text:p>
      <text:p text:style-name="Option_20_title"><text:alphabetical-index-mark-start text:id="IMark1340940860"/>--list<text:alphabetical-index-mark-end text:id="IMark1340940860"/>, <text:alphabetical-index-mark-start text:id="IMark1347650536"/>-l<text:alphabetical-index-mark-end text:id="IMark1347650536"/></text:p>
      <text:p text:style-name="Option">List content of archives.</text:p>
      <text:p text:style-name="Option_20_title"><text:alphabetical-index-mark-start text:id="IMark1347650536"/>--test<text:alphabetical-index-mark-end text:id="IMark1347650536"/>, <text:alphabetical-index-mark-start text:id="IMark1340940860"/>-t<text:alphabetical-index-mark-end text:id="IMark1340940860"/></text:p>
      <text:p text:style-name="Option">Test content integrity of archives.</text:p>
      <text:p text:style-name="Option_20_title"><text:alphabetical-index-mark-start text:id="IMark1340940860"/>--compare<text:alphabetical-index-mark-end text:id="IMark1340940860"/>, <text:alphabetical-index-mark-start text:id="IMark1347650536"/>-d<text:alphabetical-index-mark-end text:id="IMark1347650536"/></text:p>
      <text:p text:style-name="Option">Compare content of archives with content in file system.</text:p>
      <text:p text:style-name="Option_20_title"><text:alphabetical-index-mark-start text:id="IMark1347650536"/>--generate-keys<text:alphabetical-index-mark-end text:id="IMark1347650536"/></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1347650536"/>--generate-keys-bits<text:alphabetical-index-mark-end text:id="IMark1347650536"/>=&lt;n&gt;</text:p>
      <text:p text:style-name="Option"><text:soft-page-break/>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1347650536"/>--include<text:alphabetical-index-mark-end text:id="IMark1347650536"/>=&lt;pattern&gt;, <text:alphabetical-index-mark-start text:id="IMark1340940860"/>-#<text:alphabetical-index-mark-end text:id="IMark1340940860"/></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1">2</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1" text:name="Table" text:formula="ooow:Table+1" style:num-format="1">2</text:sequence>: Pattern types</text:p>
      <text:p text:style-name="Option"/>
      <text:p text:style-name="Option_20_title"><text:alphabetical-index-mark-start text:id="IMark1340940860"/>--exclude<text:alphabetical-index-mark-end text:id="IMark1340940860"/>=&lt;pattern&gt;, <text:alphabetical-index-mark-start text:id="IMark1347650536"/>-!<text:alphabetical-index-mark-end text:id="IMark1347650536"/></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1">2</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1347650536"/>--compress-algorithm<text:alphabetical-index-mark-end text:id="IMark1347650536"/>, <text:alphabetical-index-mark-start text:id="IMark1340940860"/>-z<text:alphabetical-index-mark-end text:id="IMark1340940860"/></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 Usually LZMA have a better compression ratio than BZIP2 than ZIP. The ratio depend on the size and type of data which should be compressed. Short files and already compressed files can usually not further compressed.</text:p>
      <text:p text:style-name="Option">The different compression algorithms over different levels of compression. Usually a higher level result in a better compression, but require more cpu time. Table <text:sequence-ref text:reference-format="value" text:ref-name="refTable2">3</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2" text:name="Table" text:formula="ooow:Table+1" style:num-format="1">3</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1340940860"/>--compress-min-size<text:alphabetical-index-mark-end text:id="IMark1340940860"/>=&lt;size&gt;</text:p>
      <text:p text:style-name="Option">Specify the minimal size in bytes a file must have to become compressed. Usually small files cannot be compressed efficiently. Thus it is better to store them directly into the archive.</text:p>
      <text:h text:style-name="Heading_20_3" text:outline-level="3"><text:alphabetical-index-mark text:string-value="encryption"/>Encryption</text:h>
      <text:p text:style-name="Text_20_body"><text:alphabetical-index-mark-start text:id="IMark1340940860"/>--crypt-algorithm<text:alphabetical-index-mark-end text:id="IMark1340940860"/>, <text:alphabetical-index-mark-start text:id="IMark1347650536"/>-y<text:alphabetical-index-mark-end text:id="IMark1347650536"/></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3">4</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3" text:name="Table" text:formula="ooow:Table+1" style:num-format="1">4</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1347650536"/>--crypt-asymmetric<text:alphabetical-index-mark-end text:id="IMark1347650536"/>, <text:alphabetical-index-mark-start text:id="IMark1340940860"/>-a<text:alphabetical-index-mark-end text:id="IMark1340940860"/></text:p>
      <text:p text:style-name="Option">Use asymmetric encryption with RSA.</text:p>
      <text:p text:style-name="Text_20_body"><text:alphabetical-index-mark-start text:id="IMark1340940860"/>--crypt-password<text:alphabetical-index-mark-end text:id="IMark1340940860"/>=&lt;password&gt;</text:p>
      <text:p text:style-name="Text_20_body">Default crypt password phrase to use.</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340940860"/>--crypt-public-key<text:alphabetical-index-mark-end text:id="IMark1340940860"/>=&lt;file name&gt;</text:p>
      <text:p text:style-name="Option">Name of file with the RSA encryption public key.</text:p>
      <text:p text:style-name="Text_20_body"><text:alphabetical-index-mark-start text:id="IMark1340940860"/>--crypt-private-key<text:alphabetical-index-mark-end text:id="IMark1340940860"/>=&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soft-page-break/><text:alphabetical-index-mark text:string-value="split archives"/>Splitting</text:h>
      <text:p text:style-name="Text_20_body"><text:alphabetical-index-mark-start text:id="IMark1340940860"/>--archive-part-size<text:alphabetical-index-mark-end text:id="IMark1340940860"/>=&lt;size&gt;, <text:alphabetical-index-mark-start text:id="IMark1347650536"/>-s<text:alphabetical-index-mark-end text:id="IMark1347650536"/>=&lt;size&gt;</text:p>
      <text:p text:style-name="Text_20_body">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1347650536"/>--ftp-login-name<text:alphabetical-index-mark-end text:id="IMark1347650536"/>=&lt;name&gt;</text:p>
      <text:p text:style-name="Option">Specify the general FTP login name.</text:p>
      <text:p text:style-name="Text_20_body"><text:alphabetical-index-mark-start text:id="IMark1347650536"/>--ftp-password<text:alphabetical-index-mark-end text:id="IMark1347650536"/>=&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1347650536"/>--ssh-port<text:alphabetical-index-mark-end text:id="IMark1347650536"/>=&lt;n&gt;</text:p>
      <text:p text:style-name="Option">Specify ssh port to use. Default is 22.</text:p>
      <text:p text:style-name="Option_20_title"><text:alphabetical-index-mark-start text:id="IMark1347650536"/>--ssh-login-name<text:alphabetical-index-mark-end text:id="IMark1347650536"/>=&lt;name&gt;</text:p>
      <text:p text:style-name="Option">Specify the default ssh login name.</text:p>
      <text:p text:style-name="Option_20_title"><text:alphabetical-index-mark-start text:id="IMark1347650536"/>--ssh-password<text:alphabetical-index-mark-end text:id="IMark1347650536"/>=&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1347650536"/>--ssh-public-key<text:alphabetical-index-mark-end text:id="IMark1347650536"/>=&lt;file name&gt;</text:p>
      <text:p text:style-name="Option">Specify the file name with the ssh public key.</text:p>
      <text:p text:style-name="Option_20_title"><text:alphabetical-index-mark-start text:id="IMark1347650536"/>--ssh-private-key<text:alphabetical-index-mark-end text:id="IMark1347650536"/>=&lt;file name&gt;</text:p>
      <text:p text:style-name="Option">Specify the file name with the ssh private key.</text:p>
      <text:h text:style-name="Heading_20_4" text:outline-level="4">CD/DVD</text:h>
      <text:p text:style-name="Text_20_body"><text:alphabetical-index-mark-start text:id="IMark1347650536"/>--dvd-request-volume-command<text:alphabetical-index-mark-end text:id="IMark1347650536"/>=&lt;command&gt;</text:p>
      <text:p text:style-name="Option">Command to execute when a new CD/DVD is required and should be placed into the CD/DVD drive. Usually this command open some interactive dialog for the user. If a CD/DVD changer unit is available the appropriated command to change the CD/DVD may be send to this unit as well.</text:p>
      <text:p text:style-name="Text_20_body"><text:soft-page-break/><text:alphabetical-index-mark-start text:id="IMark1347650536"/>--dvd-unload-volume-command<text:alphabetical-index-mark-end text:id="IMark1347650536"/>=&lt;command&gt; </text:p>
      <text:p text:style-name="Option">Command to unload a CD/DVD volume. The default value is the <text:span text:style-name="T1">eject</text:span> command.</text:p>
      <text:p text:style-name="Text_20_body"><text:alphabetical-index-mark-start text:id="IMark1347650536"/>--dvd-load-volume-command<text:alphabetical-index-mark-end text:id="IMark1347650536"/>=&lt;command&gt;</text:p>
      <text:p text:style-name="Option">Command to load a CD/DVD volume. The default value is the <text:span text:style-name="T1">eject</text:span> command.</text:p>
      <text:p text:style-name="Text_20_body"><text:alphabetical-index-mark-start text:id="IMark1347650536"/>--dvd-volume-size<text:alphabetical-index-mark-end text:id="IMark1347650536"/>=&lt;n&gt;[G|M|K]</text:p>
      <text:p text:style-name="Option">CD/DVD volume size. Default value are 3.4GB.</text:p>
      <text:p text:style-name="Option_20_note">Note:<text:tab/>Of course DVDs can be completely filled. Nevertheless if <text:span text:style-name="Command">dvdisaster</text:span> is used as a post processing tool when creating a DVD the size of 3.4GB is a useful value. The rest of the available DVD space is then used by <text:span text:style-name="Command">dvdisaster</text:span> to store Reed-Solomon error-correction codes.</text:p>
      <text:p text:style-name="Text_20_body"><text:alphabetical-index-mark-start text:id="IMark1347650536"/>--dvd-image-pre-command<text:alphabetical-index-mark-end text:id="IMark1347650536"/>=&lt;command&gt;</text:p>
      <text:p text:style-name="Option">Pre-precess command to execute before creating a DVD image. This can be some arbitrary command which should always be executed before a new DVD image is created.</text:p>
      <text:p text:style-name="Text_20_body"><text:alphabetical-index-mark-start text:id="IMark1347650536"/>--dvd-image-post-command<text:alphabetical-index-mark-end text:id="IMark1347650536"/>=&lt;command&gt;</text:p>
      <text:p text:style-name="Option">Post-precess command to execute after creating a DVD image. This can be some arbitrary command which should always be executed after a new DVD image is created.</text:p>
      <text:p text:style-name="Text_20_body"><text:alphabetical-index-mark-start text:id="IMark1347650536"/>--dvd-image-command<text:alphabetical-index-mark-end text:id="IMark1347650536"/>=&lt;command&gt;</text:p>
      <text:p text:style-name="Option">Command to create a DVD image. Default is <text:span text:style-name="Command"><text:span text:style-name="T4">mkisofs</text:span></text:span>.</text:p>
      <text:p text:style-name="Text_20_body"><text:alphabetical-index-mark-start text:id="IMark1347650536"/>--dvd-ecc-pre-command<text:alphabetical-index-mark-end text:id="IMark1347650536"/>=&lt;command&gt;</text:p>
      <text:p text:style-name="Option">Command to execute before error-correction codes (ecc) are added to a DVD image.</text:p>
      <text:p text:style-name="Text_20_body"><text:alphabetical-index-mark-start text:id="IMark1347650536"/>--dvd-ecc-post-command<text:alphabetical-index-mark-end text:id="IMark1347650536"/>=&lt;command&gt;</text:p>
      <text:p text:style-name="Option">Command to execute after error-correction codes (ecc) are added to a DVD image.</text:p>
      <text:p text:style-name="Text_20_body"><text:alphabetical-index-mark-start text:id="IMark1347650536"/>--dvd-ecc-command<text:alphabetical-index-mark-end text:id="IMark1347650536"/>=&lt;command&gt;</text:p>
      <text:p text:style-name="Option">Command to added error-correction codes (ecc) to a DVD image. A useful command is <text:span text:style-name="Command">dvdisaster</text:span> to add Reed-Solomon codes to the DVD image.</text:p>
      <text:p text:style-name="Text_20_body"><text:alphabetical-index-mark-start text:id="IMark1347650536"/>--dvd-write-pre-command<text:alphabetical-index-mark-end text:id="IMark1347650536"/>=&lt;command&gt;</text:p>
      <text:p text:style-name="Option">Command to execute before DVD image is written.</text:p>
      <text:p text:style-name="Text_20_body"><text:alphabetical-index-mark-start text:id="IMark1347650536"/>--dvd-write-post-command<text:alphabetical-index-mark-end text:id="IMark1347650536"/>=&lt;command&gt;</text:p>
      <text:p text:style-name="Option">Command to execute after DVD image is written.</text:p>
      <text:p text:style-name="Text_20_body"><text:alphabetical-index-mark-start text:id="IMark1347650536"/>--dvd-write-command<text:alphabetical-index-mark-end text:id="IMark1347650536"/>=&lt;command&gt;</text:p>
      <text:p text:style-name="Option">Command to write a DVD image.</text:p>
      <text:h text:style-name="Heading_20_4" text:outline-level="4">Device</text:h>
      <text:p text:style-name="Text_20_body"><text:alphabetical-index-mark-start text:id="IMark1347650536"/>--device<text:alphabetical-index-mark-end text:id="IMark1347650536"/>=&lt;device name&gt;</text:p>
      <text:p text:style-name="Option">Specify device name.</text:p>
      <text:p text:style-name="Text_20_body"><text:soft-page-break/><text:alphabetical-index-mark-start text:id="IMark1347650536"/>--device-request-volume-command<text:alphabetical-index-mark-end text:id="IMark1347650536"/>=&lt;command&gt;</text:p>
      <text:p text:style-name="Option">Command to request new volume for device.</text:p>
      <text:p text:style-name="Text_20_body"><text:alphabetical-index-mark-start text:id="IMark1347650536"/>--device-load-volume-command<text:alphabetical-index-mark-end text:id="IMark1347650536"/>=&lt;command&gt;</text:p>
      <text:p text:style-name="Option">Command to load volume for device.</text:p>
      <text:p text:style-name="Text_20_body"><text:alphabetical-index-mark-start text:id="IMark1347650536"/>--device-unload-volume-command<text:alphabetical-index-mark-end text:id="IMark1347650536"/>=&lt;command&gt;</text:p>
      <text:p text:style-name="Option">Command to unload volume from device.</text:p>
      <text:p text:style-name="Text_20_body"><text:alphabetical-index-mark-start text:id="IMark1347650536"/>--device-volume-size<text:alphabetical-index-mark-end text:id="IMark1347650536"/>=&lt;n&gt;[G|M|K]</text:p>
      <text:p text:style-name="Option">Device volume size.</text:p>
      <text:p text:style-name="Text_20_body"><text:alphabetical-index-mark-start text:id="IMark1347650536"/>--device-image-pre-command<text:alphabetical-index-mark-end text:id="IMark1347650536"/>=&lt;command&gt;</text:p>
      <text:p text:style-name="Option">Pre-precess command to execute before creating a device image. This can be some arbitrary command which should always be executed before a new device image is created.</text:p>
      <text:p text:style-name="Text_20_body"><text:alphabetical-index-mark-start text:id="IMark1347650536"/>--device-image-post-command<text:alphabetical-index-mark-end text:id="IMark1347650536"/>=&lt;command&gt;</text:p>
      <text:p text:style-name="Option">Post-precess command to execute after creating a device image. This can be some arbitrary command which should always be executed after a new device image is created.</text:p>
      <text:p text:style-name="Text_20_body"><text:alphabetical-index-mark-start text:id="IMark1347650536"/>--device-image-command<text:alphabetical-index-mark-end text:id="IMark1347650536"/>=&lt;command&gt;</text:p>
      <text:p text:style-name="Option">Command to create a device image.</text:p>
      <text:p text:style-name="Text_20_body"><text:alphabetical-index-mark-start text:id="IMark1347650536"/>--device-ecc-pre-command<text:alphabetical-index-mark-end text:id="IMark1347650536"/>=&lt;command&gt;</text:p>
      <text:p text:style-name="Option">Command to execute before error-correction codes (ecc) are added to a device image.</text:p>
      <text:p text:style-name="Text_20_body"><text:alphabetical-index-mark-start text:id="IMark1347650536"/>--device-ecc-post-command<text:alphabetical-index-mark-end text:id="IMark1347650536"/>=&lt;command&gt;</text:p>
      <text:p text:style-name="Option">Command to execute after error-correction codes (ecc) are added to a device image.</text:p>
      <text:p text:style-name="Text_20_body"><text:alphabetical-index-mark-start text:id="IMark1347650536"/>--device-ecc-command<text:alphabetical-index-mark-end text:id="IMark1347650536"/>=&lt;command&gt;</text:p>
      <text:p text:style-name="Option">Command to added error-correction codes (ecc) to a device image.</text:p>
      <text:p text:style-name="Text_20_body"><text:alphabetical-index-mark-start text:id="IMark1347650536"/>--device-write-pre-command<text:alphabetical-index-mark-end text:id="IMark1347650536"/>=&lt;command&gt;</text:p>
      <text:p text:style-name="Option">Command to execute before device image is written.</text:p>
      <text:p text:style-name="Text_20_body"><text:alphabetical-index-mark-start text:id="IMark1347650536"/>--device-write-post-command<text:alphabetical-index-mark-end text:id="IMark1347650536"/>=&lt;command&gt;</text:p>
      <text:p text:style-name="Option">Command to execute after device image is written.</text:p>
      <text:p text:style-name="Text_20_body"><text:alphabetical-index-mark-start text:id="IMark1347650536"/>--device-write-command<text:alphabetical-index-mark-end text:id="IMark1347650536"/>=&lt;command&gt;</text:p>
      <text:p text:style-name="Option">Command to write a device image.</text:p>
      <text:h text:style-name="Heading_20_3" text:outline-level="3"><text:alphabetical-index-mark text:string-value="server"/>Server</text:h>
      <text:p text:style-name="Text_20_body"><text:alphabetical-index-mark-start text:id="IMark1347650536"/>--daemon<text:alphabetical-index-mark-end text:id="IMark1347650536"/></text:p>
      <text:p text:style-name="Option">Run BAR as a daemon mode (in server mode).</text:p>
      <text:p text:style-name="Text_20_body"><text:alphabetical-index-mark-start text:id="IMark1347650536"/>--no-detach<text:alphabetical-index-mark-end text:id="IMark1347650536"/>, <text:alphabetical-index-mark-start text:id="IMark1347650856"/>-D<text:alphabetical-index-mark-end text:id="IMark1347650856"/></text:p>
      <text:p text:style-name="Option">Do not detach process when running in daemon mode.</text:p>
      <text:p text:style-name="Text_20_body"><text:soft-page-break/><text:alphabetical-index-mark-start text:id="IMark1347650856"/>--server-port<text:alphabetical-index-mark-end text:id="IMark1347650856"/>=&lt;n&gt;</text:p>
      <text:p text:style-name="Option">Specify server port to use. Default is 38523.</text:p>
      <text:p text:style-name="Text_20_body"><text:alphabetical-index-mark-start text:id="IMark1347650856"/>--server-tls-port<text:alphabetical-index-mark-end text:id="IMark1347650856"/>=&lt;n&gt;</text:p>
      <text:p text:style-name="Option">Specify TLS (SSL) server port to use. Default is 38524.</text:p>
      <text:p text:style-name="Text_20_body"><text:alphabetical-index-mark-start text:id="IMark1347650856"/>--server-ca-file<text:alphabetical-index-mark-end text:id="IMark1347650856"/>=&lt;file name&gt;</text:p>
      <text:p text:style-name="Option">Specifiy TLS (SSL) server certificate authority file (CA file) to use. Default is <text:span text:style-name="Filename"><text:span text:style-name="T4">/etc/ssl/certs/bar‑ca.pem</text:span></text:span><text:span text:style-name="T1">.</text:span></text:p>
      <text:p text:style-name="Text_20_body"><text:alphabetical-index-mark-start text:id="IMark1347650856"/>--server-cert-file<text:alphabetical-index-mark-end text:id="IMark1347650856"/>=&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1347650856"/>--server-key-file<text:alphabetical-index-mark-end text:id="IMark1347650856"/>=&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1347650856"/>--server-password<text:alphabetical-index-mark-end text:id="IMark1347650856"/>=&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347650856"/>--server-jobs-directory<text:alphabetical-index-mark-end text:id="IMark1347650856"/>=&lt;path name&gt;</text:p>
      <text:p text:style-name="Option">Specify server jobs directory. Default is <text:span text:style-name="Filename"><text:span text:style-name="T4">/etc/bar/jobs</text:span></text:span>.</text:p>
      <text:p text:style-name="Text_20_body"><text:alphabetical-index-mark-start text:id="IMark1347650856"/>--remote-bar-executable<text:alphabetical-index-mark-end text:id="IMark1347650856"/>=&lt;file name&gt;</text:p>
      <text:p text:style-name="Option">Specify remote executable of BAR binary.</text:p>
      <text:h text:style-name="Heading_20_3" text:outline-level="3">Misc</text:h>
      <text:p text:style-name="Text_20_body"><text:alphabetical-index-mark-start text:id="IMark1347650856"/>--log<text:alphabetical-index-mark-end text:id="IMark1347650856"/>=&lt;name&gt;[,&lt;name&gt;...]</text:p>
      <text:p text:style-name="Option">Specify the information stored in the log file. One or more log information types can specified separated by a comma. Table <text:sequence-ref text:reference-format="value" text:ref-name="refTable4">5</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4" text:name="Table" text:formula="ooow:Table+1" style:num-format="1">5</text:sequence>: Log information types</text:p>
      <text:p text:style-name="Text_20_body"/>
      <text:p text:style-name="Text_20_body"><text:alphabetical-index-mark-start text:id="IMark1347650856"/>--log-file<text:alphabetical-index-mark-end text:id="IMark1347650856"/>=&lt;file name&gt;</text:p>
      <text:p text:style-name="Option">Specify the log file name.</text:p>
      <text:p text:style-name="Text_20_body"><text:alphabetical-index-mark-start text:id="IMark1347650856"/>--log-post-command<text:alphabetical-index-mark-end text:id="IMark1347650856"/>=&lt;command&gt;</text:p>
      <text:p text:style-name="Option">Command to execute as a post-processing command for a log file. This command can e. g. be a mail command to send the log file via mail.</text:p>
      <text:p text:style-name="Text_20_body"><text:alphabetical-index-mark-start text:id="IMark1347650856"/>--pid-file<text:alphabetical-index-mark-end text:id="IMark1347650856"/>=&lt;file name&gt;</text:p>
      <text:p text:style-name="Option">BAR process identifier file to use.</text:p>
      <text:p text:style-name="Text_20_body"><text:alphabetical-index-mark-start text:id="IMark1347650856"/>--group<text:alphabetical-index-mark-end text:id="IMark1347650856"/>, <text:alphabetical-index-mark-start text:id="IMark1347650536"/>-g<text:alphabetical-index-mark-end text:id="IMark1347650536"/></text:p>
      <text:p text:style-name="Option">Group files when listing archive content. </text:p>
      <text:p text:style-name="Text_20_body"><text:alphabetical-index-mark-start text:id="IMark1347650536"/>--all<text:alphabetical-index-mark-end text:id="IMark1347650536"/></text:p>
      <text:p text:style-name="Option">Show all files not only the newest version of a file when listing archive content.</text:p>
      <text:p text:style-name="Text_20_body"><text:alphabetical-index-mark-start text:id="IMark1347650536"/>--long-format<text:alphabetical-index-mark-end text:id="IMark1347650536"/></text:p>
      <text:p text:style-name="Option">Use long output format when listing archive content.</text:p>
      <text:p text:style-name="Text_20_body"><text:alphabetical-index-mark-start text:id="IMark1347650536"/>--no-header-footer<text:alphabetical-index-mark-end text:id="IMark1347650536"/></text:p>
      <text:p text:style-name="Option">Suppress output of header/footer when listing archive content.</text:p>
      <text:p text:style-name="Text_20_body"><text:alphabetical-index-mark-start text:id="IMark1347650536"/>--delete-old-archive-files<text:alphabetical-index-mark-end text:id="IMark1347650536"/></text:p>
      <text:p text:style-name="Option">Delete all old archive files after creating new archive files.</text:p>
      <text:p text:style-name="Text_20_body"><text:soft-page-break/><text:alphabetical-index-mark-start text:id="IMark1347650536"/>--skip-unreadable <text:alphabetical-index-mark-end text:id="IMark1347650536"/></text:p>
      <text:p text:style-name="Option">Skip unreadable files instead of reporting an error.</text:p>
      <text:p text:style-name="Text_20_body"><text:alphabetical-index-mark-start text:id="IMark1347650536"/>--overwrite-archive-files<text:alphabetical-index-mark-end text:id="IMark1347650536"/></text:p>
      <text:p text:style-name="Option">Overwrite existing archive files instead of reporting an error when archive file already exists.</text:p>
      <text:p text:style-name="Text_20_body"><text:alphabetical-index-mark-start text:id="IMark1347650536"/>--overwrite-files<text:alphabetical-index-mark-end text:id="IMark1347650536"/></text:p>
      <text:p text:style-name="Option">Overwrite existing files when restoring files instead of reporting an error.</text:p>
      <text:p text:style-name="Text_20_body"><text:alphabetical-index-mark-start text:id="IMark1347650536"/>--wait-first-volume<text:alphabetical-index-mark-end text:id="IMark1347650536"/></text:p>
      <text:p text:style-name="Option">Wait for first volume (CD/DVD or device). If not specified BAR assume the first CD/DVD or device volume is already available.</text:p>
      <text:p text:style-name="Text_20_body"><text:alphabetical-index-mark-start text:id="IMark1347650536"/>--raw-images<text:alphabetical-index-mark-end text:id="IMark1347650536"/></text:p>
      <text:p text:style-name="Option">Store all block of a disk in an archive instead of used blocks only.</text:p>
      <text:p text:style-name="Option_20_note">Note:<text:tab/>BAR always store all blocks of a disk into the archive. Not used blocks are stored with content “0”. When compression is used those blocks almost use no space in the created archive.</text:p>
      <text:p text:style-name="Text_20_body"><text:alphabetical-index-mark-start text:id="IMark1347650536"/>--no-storage<text:alphabetical-index-mark-end text:id="IMark1347650536"/></text:p>
      <text:p text:style-name="Option">Do not store archives (skip storage). This option may be useful to create e. g. incremental file lists only with the option <text:span text:style-name="Option">‑‑create</text:span> and <text:span text:style-name="Option">‑‑full.</text:span></text:p>
      <text:p text:style-name="Text_20_body"><text:alphabetical-index-mark-start text:id="IMark1347650536"/>--no-bar-on-dvd<text:alphabetical-index-mark-end text:id="IMark1347650536"/></text:p>
      <text:p text:style-name="Option">Do not store a copy of BAR on CDs/DVDs. By default a copy of the BAR executable is stored on a created CD/DVD, too, to be able to restore the files in the archive easily.</text:p>
      <text:p text:style-name="Text_20_body"><text:alphabetical-index-mark-start text:id="IMark1347650536"/>--stop-on-error<text:alphabetical-index-mark-end text:id="IMark1347650536"/></text:p>
      <text:p text:style-name="Option">Immediately stop when an error occur.</text:p>
      <text:p text:style-name="Text_20_body"><text:alphabetical-index-mark-start text:id="IMark1347650536"/>--no-default-config<text:alphabetical-index-mark-end text:id="IMark1347650536"/></text:p>
      <text:p text:style-name="Option">Do not read personal configuration file <text:span text:style-name="Filename"><text:span text:style-name="T4">~/.bar/bar.cfg</text:span></text:span><text:span text:style-name="T1">.</text:span></text:p>
      <text:p text:style-name="Text_20_body"><text:alphabetical-index-mark-start text:id="IMark1347650536"/>--ecc<text:alphabetical-index-mark-end text:id="IMark1347650536"/></text:p>
      <text:p text:style-name="Option">Enable generation of error correction codes when creating DVD or device images. For DVDs the external tool <text:span text:style-name="T1">dvdisaster</text:span><text:span text:style-name="T3"> is required.</text:span></text:p>
      <text:p text:style-name="Text_20_body"><text:alphabetical-index-mark-start text:id="IMark1347650536"/><text:alphabetical-index-mark-start text:id="IMark1347650856"/>--quiet<text:alphabetical-index-mark-end text:id="IMark1347650856"/><text:alphabetical-index-mark-end text:id="IMark1347650536"/></text:p>
      <text:p text:style-name="Option">Be quiet and suppress any output.</text:p>
      <text:p text:style-name="Text_20_body"><text:alphabetical-index-mark-start text:id="IMark1347650536"/>--verbose<text:alphabetical-index-mark-end text:id="IMark1347650536"/>=&lt;n&gt;, -v=&lt;n&gt;</text:p>
      <text:p text:style-name="Option">Specify verbosity level. A range of <text:s/>0..3 can be specified. Default is 1. A higher verbosity level produce more informational output.</text:p>
      <text:p text:style-name="Text_20_body"><text:alphabetical-index-mark-start text:id="IMark1347650536"/>--version <text:alphabetical-index-mark-end text:id="IMark1347650536"/></text:p>
      <text:p text:style-name="Option">Output version of BAR.</text:p>
      <text:p text:style-name="Text_20_body"><text:alphabetical-index-mark-start text:id="IMark1347650536"/>--help<text:alphabetical-index-mark-end text:id="IMark1347650536"/>, <text:alphabetical-index-mark-start text:id="IMark1347650856"/>-h<text:alphabetical-index-mark-end text:id="IMark1347650856"/></text:p>
      <text:p text:style-name="Option"><text:soft-page-break/>Output this help to options.</text:p>
      <text:p text:style-name="Text_20_body"><text:alphabetical-index-mark-start text:id="IMark1347650856"/>--xhelp <text:alphabetical-index-mark-end text:id="IMark1347650856"/></text:p>
      <text:p text:style-name="Option">Output help to extended options.</text:p>
      <text:p text:style-name="Text_20_body"><text:alphabetical-index-mark-start text:id="IMark1347650856"/>--help-internal<text:alphabetical-index-mark-end text:id="IMark1347650856"/></text:p>
      <text:p text:style-name="Text_20_body">TODO</text:p>
      <text:h text:style-name="Heading_20_2" text:outline-level="2"><text:alphabetical-index-mark text:string-value="file format"/>Archive file format</text:h>
      <text:p text:style-name="Text_20_body">The BAR archive format is organized in so called <text:alphabetical-index-mark-start text:id="IMark1347650536"/><text:span text:style-name="T1">chunks</text:span><text:alphabetical-index-mark-end text:id="IMark1347650536"/><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 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1918695711" text:style-name="L8">
        <text:list-item>
          <text:p text:style-name="P18">ID (4 characters)</text:p>
        </text:list-item>
        <text:list-item>
          <text:p text:style-name="P18">size (uint64)</text:p>
        </text:list-item>
        <text:list-item>
          <text:p text:style-name="P18">data (n bytes)</text:p>
        </text:list-item>
      </text:list>
      <text:p text:style-name="P5">The chunk ID is unique and specify how the data of the chunk must be interpreted. Chunks can contain sub-chunks.</text:p>
      <text:p text:style-name="Note"><text:span text:style-name="T3">Note:<text:tab/>The file </text:span><text:span text:style-name="T1">bar/archive_format.def</text:span><text:span text:style-name="T3"> contain the formal specification of <text:s/>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ment and make. Usually the comamdn sequence:</text:p>
      <text:p text:style-name="Command">./configure</text:p>
      <text:p text:style-name="Command">make</text:p>
      <text:p text:style-name="Command">make install</text:p>
      <text:p text:style-name="Standard"><text:soft-page-break/>will create and install a BAR binary on your system.</text:p>
      <text:h text:style-name="P8"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gnutls"/>gnutls<text:reference-mark-end text:name="gnutls"/><text:tab/>http://www.gnu.org/software/gnutls</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2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all<text:tab/>19</text:p>
          <text:p text:style-name="P22">--archive-part-size<text:tab/>7, 15</text:p>
          <text:p text:style-name="P22">--compare<text:tab/>6, 11</text:p>
          <text:p text:style-name="P22">--compress-algorithm<text:tab/>6, 12</text:p>
          <text:p text:style-name="P22">--compress-min-size<text:tab/>14</text:p>
          <text:p text:style-name="P22">--create<text:tab/>5, 11</text:p>
          <text:p text:style-name="P22">--crypt-algorithm<text:tab/>14</text:p>
          <text:p text:style-name="P22">--crypt-asymmetric<text:tab/>14</text:p>
          <text:p text:style-name="P22">--crypt-password<text:tab/>14</text:p>
          <text:p text:style-name="P22">--crypt-private-key<text:tab/>14</text:p>
          <text:p text:style-name="P22">--crypt-public-key<text:tab/>14</text:p>
          <text:p text:style-name="P22">--daemon<text:tab/>17</text:p>
          <text:p text:style-name="P22">--delete-old-archive-files<text:tab/>19</text:p>
          <text:p text:style-name="P22">--device<text:tab/>16</text:p>
          <text:p text:style-name="P22">--device-ecc-command<text:tab/>17</text:p>
          <text:p text:style-name="P22">--device-ecc-post-command<text:tab/>17</text:p>
          <text:p text:style-name="P22">--device-ecc-pre-command<text:tab/>17</text:p>
          <text:p text:style-name="P22">--device-image-command<text:tab/>17</text:p>
          <text:p text:style-name="P22">--device-image-post-command<text:tab/>17</text:p>
          <text:p text:style-name="P22">--device-image-pre-command<text:tab/>17</text:p>
          <text:p text:style-name="P22">--device-load-volume-command<text:tab/>17</text:p>
          <text:p text:style-name="P22">--device-request-volume-command<text:tab/>17</text:p>
          <text:p text:style-name="P22">--device-unload-volume-command<text:tab/>17</text:p>
          <text:p text:style-name="P22">--device-volume-size<text:tab/>17</text:p>
          <text:p text:style-name="P22">--device-write-command<text:tab/>17</text:p>
          <text:p text:style-name="P22">--device-write-post-command<text:tab/>17</text:p>
          <text:p text:style-name="P22">--device-write-pre-command<text:tab/>17</text:p>
          <text:p text:style-name="P22">--dvd-ecc-command<text:tab/>16</text:p>
          <text:p text:style-name="P22">--dvd-ecc-post-command<text:tab/>16</text:p>
          <text:p text:style-name="P22">--dvd-ecc-pre-command<text:tab/>16</text:p>
          <text:p text:style-name="P22">--dvd-image-command<text:tab/>16</text:p>
          <text:p text:style-name="P22">--dvd-image-post-command<text:tab/>16</text:p>
          <text:p text:style-name="P22">--dvd-image-pre-command<text:tab/>16</text:p>
          <text:p text:style-name="P22">--dvd-load-volume-command<text:tab/>16</text:p>
          <text:p text:style-name="P22">--dvd-request-volume-command<text:tab/>15</text:p>
          <text:p text:style-name="P22">--dvd-unload-volume-command<text:tab/>16</text:p>
          <text:p text:style-name="P22">--dvd-volume-size<text:tab/>16</text:p>
          <text:p text:style-name="P22">--dvd-write-command<text:tab/>16</text:p>
          <text:p text:style-name="P22">--dvd-write-post-command<text:tab/>16</text:p>
          <text:p text:style-name="P22">--dvd-write-pre-command<text:tab/>16</text:p>
          <text:p text:style-name="P22">--ecc<text:tab/>20</text:p>
          <text:p text:style-name="P22">--exclude<text:tab/>12</text:p>
          <text:p text:style-name="P22"><text:soft-page-break/>--extract<text:tab/>6</text:p>
          <text:p text:style-name="P22">--ftp-login-name<text:tab/>15</text:p>
          <text:p text:style-name="P22">--ftp-password<text:tab/>15</text:p>
          <text:p text:style-name="P22">--generate-keys<text:tab/>11</text:p>
          <text:p text:style-name="P22">--generate-keys-bits<text:tab/>11</text:p>
          <text:p text:style-name="P22">--group<text:tab/>19</text:p>
          <text:p text:style-name="P22">--help<text:tab/>20</text:p>
          <text:p text:style-name="P22">--help-internal<text:tab/>21</text:p>
          <text:p text:style-name="P22">--image<text:tab/>11</text:p>
          <text:p text:style-name="P22">--include<text:tab/>12</text:p>
          <text:p text:style-name="P22">--list<text:tab/>6, 11</text:p>
          <text:p text:style-name="P22">--log<text:tab/>18</text:p>
          <text:p text:style-name="P22">--log-file<text:tab/>19</text:p>
          <text:p text:style-name="P22">--log-post-command<text:tab/>19</text:p>
          <text:p text:style-name="P22">--long-format<text:tab/>19</text:p>
          <text:p text:style-name="P22">--no-bar-on-dvd<text:tab/>20</text:p>
          <text:p text:style-name="P22">--no-default-config<text:tab/>20</text:p>
          <text:p text:style-name="P22">--no-detach<text:tab/>17</text:p>
          <text:p text:style-name="P22">--no-header-footer<text:tab/>19</text:p>
          <text:p text:style-name="P22">--no-storage<text:tab/>20</text:p>
          <text:p text:style-name="P22">--overwrite-archive-files<text:tab/>20</text:p>
          <text:p text:style-name="P22">--overwrite-files<text:tab/>20</text:p>
          <text:p text:style-name="P22">--pid-file<text:tab/>19</text:p>
          <text:p text:style-name="P22">--quiet<text:tab/>20</text:p>
          <text:p text:style-name="P22">--raw-images<text:tab/>20</text:p>
          <text:p text:style-name="P22">--remote-bar-executable<text:tab/>18</text:p>
          <text:p text:style-name="P22">--server-ca-file<text:tab/>18</text:p>
          <text:p text:style-name="P22">--server-cert-file<text:tab/>18</text:p>
          <text:p text:style-name="P22">--server-jobs-directory<text:tab/>18</text:p>
          <text:p text:style-name="P22">--server-key-file<text:tab/>18</text:p>
          <text:p text:style-name="P22">--server-password<text:tab/>18</text:p>
          <text:p text:style-name="P22">--server-port<text:tab/>18</text:p>
          <text:p text:style-name="P22">--server-tls-port<text:tab/>18</text:p>
          <text:p text:style-name="P22">--skip-unreadable <text:tab/>20</text:p>
          <text:p text:style-name="P22">--ssh-login-name<text:tab/>15</text:p>
          <text:p text:style-name="P22">--ssh-password<text:tab/>15</text:p>
          <text:p text:style-name="P22">--ssh-port<text:tab/>15</text:p>
          <text:p text:style-name="P22">--ssh-private-key<text:tab/>15</text:p>
          <text:p text:style-name="P22">--ssh-public-key<text:tab/>15</text:p>
          <text:p text:style-name="P22">--stop-on-error<text:tab/>20</text:p>
          <text:p text:style-name="P22">--test<text:tab/>6, 11</text:p>
          <text:p text:style-name="P22">--verbose<text:tab/>20</text:p>
          <text:p text:style-name="P22">--version <text:tab/>20</text:p>
          <text:p text:style-name="P22">--wait-first-volume<text:tab/>20</text:p>
          <text:p text:style-name="P22">--xhelp <text:tab/>21</text:p>
          <text:p text:style-name="P22">-!<text:tab/>12</text:p>
          <text:p text:style-name="P22">-#<text:tab/>12</text:p>
          <text:p text:style-name="P22">-a<text:tab/>14</text:p>
          <text:p text:style-name="P22">-c<text:tab/>11</text:p>
          <text:p text:style-name="P22">-d<text:tab/>11</text:p>
          <text:p text:style-name="P22">-D<text:tab/>17</text:p>
          <text:p text:style-name="P22">-g<text:tab/>19</text:p>
          <text:p text:style-name="P22">-h<text:tab/>20</text:p>
          <text:p text:style-name="P22">-l<text:tab/>11</text:p>
          <text:p text:style-name="P22">-m<text:tab/>11</text:p>
          <text:p text:style-name="P22">-s<text:tab/>7, 15</text:p>
          <text:p text:style-name="P22">-t<text:tab/>11</text:p>
          <text:p text:style-name="P22">-y<text:tab/>14</text:p>
          <text:p text:style-name="P22">-z<text:tab/>6, 12</text:p>
          <text:p text:style-name="P27">B</text:p>
          <text:p text:style-name="P22">basic commands<text:tab/>11</text:p>
          <text:p text:style-name="P27">C</text:p>
          <text:p text:style-name="P22">chunks<text:tab/>21</text:p>
          <text:p text:style-name="P22">compare archive<text:tab/>6</text:p>
          <text:p text:style-name="P22">compress archive<text:tab/>6</text:p>
          <text:p text:style-name="P22">compression<text:tab/>12</text:p>
          <text:p text:style-name="P22">creating archive<text:tab/>5</text:p>
          <text:p text:style-name="P27">E</text:p>
          <text:p text:style-name="P22">encryption<text:tab/>14</text:p>
          <text:p text:style-name="P22">extract archive<text:tab/>6</text:p>
          <text:p text:style-name="P27">F</text:p>
          <text:p text:style-name="P22">file format<text:tab/>21</text:p>
          <text:p text:style-name="P27">G</text:p>
          <text:p text:style-name="P22">graphical front end<text:tab/>10</text:p>
          <text:p text:style-name="P27">I</text:p>
          <text:p text:style-name="P22">include/exclude files<text:tab/>12</text:p>
          <text:p text:style-name="P22">incremental archive<text:tab/>8</text:p>
          <text:p text:style-name="P27">L</text:p>
          <text:p text:style-name="P22">list archive<text:tab/>6</text:p>
          <text:p text:style-name="P27">S</text:p>
          <text:p text:style-name="P22">server<text:tab/>9, 17</text:p>
          <text:p text:style-name="P22">split archives<text:tab/>7, 15</text:p>
          <text:p text:style-name="P22">store archives<text:tab/>7, 15</text:p>
          <text:p text:style-name="P27">T</text:p>
          <text:p text:style-name="P22">test archive<text:tab/>6</text:p>
          <text:p text:style-name="P27">U</text:p>
          <text:p text:style-name="P22">URI<text:tab/>7</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7cm" fo:margin-right="0cm" fo:text-indent="0c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cm" fo:margin-right="0cm" fo:text-align="justify" style:justify-single-word="false" fo:text-indent="-1.199cm" style:auto-text-indent="false" style:page-number="auto">
        <style:tab-stops>
          <style:tab-stop style:position="1.199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Option" style:family="paragraph" style:parent-style-name="Text_20_body">
      <style:paragraph-properties fo:margin-left="0.499cm" fo:margin-right="0cm" fo:margin-top="0cm" fo:margin-bottom="0.31cm" fo:text-indent="0cm" style:auto-text-indent="false"/>
    </style:style>
    <style:style style:name="Option_20_title" style:display-name="Option title" style:family="paragraph" style:parent-style-name="Option">
      <style:paragraph-properties fo:margin-left="0cm" fo:margin-right="0cm" fo:text-indent="0cm" style:auto-text-indent="false"/>
    </style:style>
    <style:style style:name="Option_20_note" style:display-name="Option note" style:family="paragraph" style:parent-style-name="Option">
      <style:paragraph-properties fo:margin-left="1.7cm" fo:margin-right="0cm" fo:text-indent="-1.199cm" style:auto-text-indent="false">
        <style:tab-stops>
          <style:tab-stop style:position="1.7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Reference" style:family="paragraph" style:parent-style-name="Text_20_body">
      <style:paragraph-properties>
        <style:tab-stops>
          <style:tab-stop style:position="3c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01-02T14:51:40</dc:date>
    <dc:creator>Torsten Rupp</dc:creator>
    <meta:editing-duration>PT35H51M42S</meta:editing-duration>
    <meta:editing-cycles>41</meta:editing-cycles>
    <meta:generator>OpenOffice.org/3.1$Linux OpenOffice.org_project/310m19$Build-9420</meta:generator>
    <meta:document-statistic meta:table-count="6" meta:image-count="1" meta:object-count="0" meta:page-count="24" meta:paragraph-count="740" meta:word-count="4872" meta:character-count="30341"/>
  </office:meta>
</office:document-meta>
</file>